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5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ircle draw:style-name="gr1" draw:text-style-name="P1" draw:layer="layout" svg:width="1.7cm" svg:height="1.7cm" svg:x="1.9cm" svg:y="2.5cm">
          <text:p text:style-name="P1">Vin</text:p>
        </draw:circle>
        <draw:line draw:style-name="gr2" draw:text-style-name="P1" draw:layer="layout" svg:x1="3.6cm" svg:y1="3.3cm" svg:x2="6.3cm" svg:y2="3.3cm">
          <text:p/>
        </draw:line>
        <draw:circle draw:style-name="gr1" draw:text-style-name="P1" draw:layer="layout" svg:width="1.7cm" svg:height="1.7cm" svg:x="6.3cm" svg:y="2.4cm">
          <text:p text:style-name="P1">Vout</text:p>
        </draw:circle>
        <draw:circle draw:style-name="gr1" draw:text-style-name="P1" draw:layer="layout" svg:width="1.7cm" svg:height="1.7cm" svg:x="6.3cm" svg:y="5.6cm">
          <text:p text:style-name="P1">Vss</text:p>
        </draw:circle>
        <draw:line draw:style-name="gr2" draw:text-style-name="P1" draw:layer="layout" svg:x1="7.2cm" svg:y1="4.1cm" svg:x2="7.2cm" svg:y2="5.6cm">
          <text:p/>
        </draw:line>
        <draw:frame draw:style-name="gr3" draw:layer="layout" svg:width="1cm" svg:height="0.962cm" svg:x="4.3cm" svg:y="2.338cm">
          <draw:text-box>
            <text:p>R</text:p>
          </draw:text-box>
        </draw:frame>
        <draw:frame draw:style-name="gr4" draw:layer="layout" svg:width="0.8cm" svg:height="0.962cm" svg:x="7.4cm" svg:y="4.138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scar Raig Colon</meta:initial-creator>
    <meta:creation-date>2015-08-05T18:57:38</meta:creation-date>
    <dc:date>2015-08-09T22:26:19</dc:date>
    <dc:creator>Oscar Raig Colon</dc:creator>
    <meta:editing-duration>P4DT3H28M43S</meta:editing-duration>
    <meta:editing-cycles>2</meta:editing-cycles>
    <meta:generator>OpenOffice/4.1.1$Unix OpenOffice.org_project/411m6$Build-9775</meta:generator>
    <meta:document-statistic meta:object-count="7"/>
  </office:meta>
</office:document-meta>
</file>